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0e9" officeooo:paragraph-rsid="000ff0e9"/>
    </style:style>
    <style:style style:name="P2" style:family="paragraph" style:parent-style-name="Standard">
      <style:text-properties officeooo:rsid="00173b94" officeooo:paragraph-rsid="00173b94"/>
    </style:style>
    <style:style style:name="P3" style:family="paragraph" style:parent-style-name="Standard">
      <style:text-properties officeooo:paragraph-rsid="0018643f"/>
    </style:style>
    <style:style style:name="P4" style:family="paragraph" style:parent-style-name="Standard">
      <style:text-properties officeooo:rsid="0018f453" officeooo:paragraph-rsid="0018f453"/>
    </style:style>
    <style:style style:name="T1" style:family="text">
      <style:text-properties officeooo:rsid="001864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Create group arrays</text:p>
      <text:p text:style-name="P2">2) Randomize and assign groups</text:p>
      <text:p text:style-name="P3"><text:span text:style-name="T1">3) Iterate over each group to find a problem</text:span></text:p>
      <text:p text:style-name="P3"><text:span text:style-name="T1">4) Shuffle group then swap with someone in next group</text:span></text:p>
      <text:p text:style-name="P4">5) Repeat until no more problems</text:p>
      <text:p text:style-name="P1"/>
      <text:p text:style-name="P1"/>
      <text:p text:style-name="P1">Jack</text:p>
      <text:p text:style-name="P1">Jane</text:p>
      <text:p text:style-name="P1">Sarah</text:p>
      <text:p text:style-name="P1">Frank </text:p>
      <text:p text:style-name="P1">Keith</text:p>
      <text:p text:style-name="P1">Rachel</text:p>
      <text:p text:style-name="P1">Melv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6:22:46.513155819</meta:creation-date>
    <meta:generator>LibreOffice/6.4.7.2$Linux_X86_64 LibreOffice_project/40$Build-2</meta:generator>
    <dc:date>2022-11-10T20:50:25.724507525</dc:date>
    <meta:editing-duration>PT1H40M11S</meta:editing-duration>
    <meta:editing-cycles>15</meta:editing-cycles>
    <meta:document-statistic meta:table-count="0" meta:image-count="0" meta:object-count="0" meta:page-count="1" meta:paragraph-count="12" meta:word-count="41" meta:character-count="217" meta:non-whitespace-character-count="187"/>
  </office:meta>
</office:document-meta>
</file>